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83mm"/>
    </style:style>
    <style:style style:name="co2" style:family="table-column">
      <style:table-column-properties fo:break-before="auto" style:column-width="86.5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7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\copy (SELECT * FROM outputs.</text:p>
          </table:table-cell>
          <table:table-cell office:value-type="string" calcext:value-type="string">
            <text:p>amazon_area_by_country</text:p>
          </table:table-cell>
          <table:table-cell office:value-type="string" calcext:value-type="string">
            <text:p>) to 'results/</text:p>
          </table:table-cell>
          <table:table-cell office:value-type="string" calcext:value-type="string">
            <text:p>amazon_area_by_country</text:p>
          </table:table-cell>
          <table:table-cell office:value-type="string" calcext:value-type="string">
            <text:p>.csv' with csv header</text:p>
          </table:table-cell>
          <table:table-cell table:formula="of:=[.A3]&amp;[.B3]&amp;[.C3]&amp;[.D3]&amp;[.E3]" office:value-type="string" office:string-value="\copy (SELECT * FROM outputs.amazon_area_by_country) to 'results/amazon_area_by_country.csv' with csv header" calcext:value-type="string">
            <text:p>\copy (SELECT * FROM outputs.amazon_area_by_country) to 'results/amazon_area_by_country.csv' with csv header</text:p>
          </table:table-cell>
        </table:table-row>
        <table:table-row table:style-name="ro1">
          <table:table-cell table:formula="of:=[.A3]" office:value-type="string" office:string-value="\copy (SELECT * FROM outputs." calcext:value-type="string">
            <text:p>\copy (SELECT * FROM outputs.</text:p>
          </table:table-cell>
          <table:table-cell office:value-type="string" calcext:value-type="string">
            <text:p>area_by_country</text:p>
          </table:table-cell>
          <table:table-cell table:formula="of:=[.C3]" office:value-type="string" office:string-value=") to 'results/" calcext:value-type="string">
            <text:p>) to 'results/</text:p>
          </table:table-cell>
          <table:table-cell office:value-type="string" calcext:value-type="string">
            <text:p>area_by_country</text:p>
          </table:table-cell>
          <table:table-cell table:formula="of:=[.E3]" office:value-type="string" office:string-value=".csv' with csv header" calcext:value-type="string">
            <text:p>.csv' with csv header</text:p>
          </table:table-cell>
          <table:table-cell table:formula="of:=[.A4]&amp;[.B4]&amp;[.C4]&amp;[.D4]&amp;[.E4]" office:value-type="string" office:string-value="\copy (SELECT * FROM outputs.area_by_country) to 'results/area_by_country.csv' with csv header" calcext:value-type="string">
            <text:p>\copy (SELECT * FROM outputs.area_by_country) to 'results/area_by_country.csv' with csv header</text:p>
          </table:table-cell>
        </table:table-row>
        <table:table-row table:style-name="ro1">
          <table:table-cell table:formula="of:=[.A4]" office:value-type="string" office:string-value="\copy (SELECT * FROM outputs." calcext:value-type="string">
            <text:p>\copy (SELECT * FROM outputs.</text:p>
          </table:table-cell>
          <table:table-cell office:value-type="string" calcext:value-type="string">
            <text:p>modis_amazon_fires_by_country</text:p>
          </table:table-cell>
          <table:table-cell table:formula="of:=[.C4]" office:value-type="string" office:string-value=") to 'results/" calcext:value-type="string">
            <text:p>) to 'results/</text:p>
          </table:table-cell>
          <table:table-cell office:value-type="string" calcext:value-type="string">
            <text:p>modis_amazon_fires_by_country</text:p>
          </table:table-cell>
          <table:table-cell table:formula="of:=[.E4]" office:value-type="string" office:string-value=".csv' with csv header" calcext:value-type="string">
            <text:p>.csv' with csv header</text:p>
          </table:table-cell>
          <table:table-cell table:formula="of:=[.A5]&amp;[.B5]&amp;[.C5]&amp;[.D5]&amp;[.E5]" office:value-type="string" office:string-value="\copy (SELECT * FROM outputs.modis_amazon_fires_by_country) to 'results/modis_amazon_fires_by_country.csv' with csv header" calcext:value-type="string">
            <text:p>\copy (SELECT * FROM outputs.modis_amazon_fires_by_country) to 'results/modis_amazon_fires_by_country.csv' with csv header</text:p>
          </table:table-cell>
        </table:table-row>
        <table:table-row table:style-name="ro1">
          <table:table-cell table:formula="of:=[.A5]" office:value-type="string" office:string-value="\copy (SELECT * FROM outputs." calcext:value-type="string">
            <text:p>\copy (SELECT * FROM outputs.</text:p>
          </table:table-cell>
          <table:table-cell office:value-type="string" calcext:value-type="string">
            <text:p>modis_amazon_fires_by_country_until_aug_27</text:p>
          </table:table-cell>
          <table:table-cell table:formula="of:=[.C5]" office:value-type="string" office:string-value=") to 'results/" calcext:value-type="string">
            <text:p>) to 'results/</text:p>
          </table:table-cell>
          <table:table-cell office:value-type="string" calcext:value-type="string">
            <text:p>modis_amazon_fires_by_country_until_aug_27</text:p>
          </table:table-cell>
          <table:table-cell table:formula="of:=[.E5]" office:value-type="string" office:string-value=".csv' with csv header" calcext:value-type="string">
            <text:p>.csv' with csv header</text:p>
          </table:table-cell>
          <table:table-cell table:formula="of:=[.A6]&amp;[.B6]&amp;[.C6]&amp;[.D6]&amp;[.E6]" office:value-type="string" office:string-value="\copy (SELECT * FROM outputs.modis_amazon_fires_by_country_until_aug_27) to 'results/modis_amazon_fires_by_country_until_aug_27.csv' with csv header" calcext:value-type="string">
            <text:p>\copy (SELECT * FROM outputs.modis_amazon_fires_by_country_until_aug_27) to 'results/modis_amazon_fires_by_country_until_aug_27.csv' with csv header</text:p>
          </table:table-cell>
        </table:table-row>
        <table:table-row table:style-name="ro1">
          <table:table-cell table:formula="of:=[.A6]" office:value-type="string" office:string-value="\copy (SELECT * FROM outputs." calcext:value-type="string">
            <text:p>\copy (SELECT * FROM outputs.</text:p>
          </table:table-cell>
          <table:table-cell office:value-type="string" calcext:value-type="string">
            <text:p>modis_amazon_fires_by_municipality_until_aug_27</text:p>
          </table:table-cell>
          <table:table-cell table:formula="of:=[.C6]" office:value-type="string" office:string-value=") to 'results/" calcext:value-type="string">
            <text:p>) to 'results/</text:p>
          </table:table-cell>
          <table:table-cell office:value-type="string" calcext:value-type="string">
            <text:p>modis_amazon_fires_by_municipality_until_aug_27</text:p>
          </table:table-cell>
          <table:table-cell table:formula="of:=[.E6]" office:value-type="string" office:string-value=".csv' with csv header" calcext:value-type="string">
            <text:p>.csv' with csv header</text:p>
          </table:table-cell>
          <table:table-cell table:formula="of:=[.A7]&amp;[.B7]&amp;[.C7]&amp;[.D7]&amp;[.E7]" office:value-type="string" office:string-value="\copy (SELECT * FROM outputs.modis_amazon_fires_by_municipality_until_aug_27) to 'results/modis_amazon_fires_by_municipality_until_aug_27.csv' with csv header" calcext:value-type="string">
            <text:p>\copy (SELECT * FROM outputs.modis_amazon_fires_by_municipality_until_aug_27) to 'results/modis_amazon_fires_by_municipality_until_aug_27.csv' with csv header</text:p>
          </table:table-cell>
        </table:table-row>
        <table:table-row table:style-name="ro1">
          <table:table-cell table:formula="of:=[.A7]" office:value-type="string" office:string-value="\copy (SELECT * FROM outputs." calcext:value-type="string">
            <text:p>\copy (SELECT * FROM outputs.</text:p>
          </table:table-cell>
          <table:table-cell office:value-type="string" calcext:value-type="string">
            <text:p>modis_amazon_fires_by_state_until_aug_27</text:p>
          </table:table-cell>
          <table:table-cell table:formula="of:=[.C7]" office:value-type="string" office:string-value=") to 'results/" calcext:value-type="string">
            <text:p>) to 'results/</text:p>
          </table:table-cell>
          <table:table-cell office:value-type="string" calcext:value-type="string">
            <text:p>modis_amazon_fires_by_state_until_aug_27</text:p>
          </table:table-cell>
          <table:table-cell table:formula="of:=[.E7]" office:value-type="string" office:string-value=".csv' with csv header" calcext:value-type="string">
            <text:p>.csv' with csv header</text:p>
          </table:table-cell>
          <table:table-cell table:formula="of:=[.A8]&amp;[.B8]&amp;[.C8]&amp;[.D8]&amp;[.E8]" office:value-type="string" office:string-value="\copy (SELECT * FROM outputs.modis_amazon_fires_by_state_until_aug_27) to 'results/modis_amazon_fires_by_state_until_aug_27.csv' with csv header" calcext:value-type="string">
            <text:p>\copy (SELECT * FROM outputs.modis_amazon_fires_by_state_until_aug_27) to 'results/modis_amazon_fires_by_state_until_aug_27.csv' with csv header</text:p>
          </table:table-cell>
        </table:table-row>
        <table:table-row table:style-name="ro1">
          <table:table-cell table:formula="of:=[.A8]" office:value-type="string" office:string-value="\copy (SELECT * FROM outputs." calcext:value-type="string">
            <text:p>\copy (SELECT * FROM outputs.</text:p>
          </table:table-cell>
          <table:table-cell office:value-type="string" calcext:value-type="string">
            <text:p>modis_fires_by_country</text:p>
          </table:table-cell>
          <table:table-cell table:formula="of:=[.C8]" office:value-type="string" office:string-value=") to 'results/" calcext:value-type="string">
            <text:p>) to 'results/</text:p>
          </table:table-cell>
          <table:table-cell office:value-type="string" calcext:value-type="string">
            <text:p>modis_fires_by_country</text:p>
          </table:table-cell>
          <table:table-cell table:formula="of:=[.E8]" office:value-type="string" office:string-value=".csv' with csv header" calcext:value-type="string">
            <text:p>.csv' with csv header</text:p>
          </table:table-cell>
          <table:table-cell table:formula="of:=[.A9]&amp;[.B9]&amp;[.C9]&amp;[.D9]&amp;[.E9]" office:value-type="string" office:string-value="\copy (SELECT * FROM outputs.modis_fires_by_country) to 'results/modis_fires_by_country.csv' with csv header" calcext:value-type="string">
            <text:p>\copy (SELECT * FROM outputs.modis_fires_by_country) to 'results/modis_fires_by_country.csv' with csv header</text:p>
          </table:table-cell>
        </table:table-row>
        <table:table-row table:style-name="ro1">
          <table:table-cell table:formula="of:=[.A9]" office:value-type="string" office:string-value="\copy (SELECT * FROM outputs." calcext:value-type="string">
            <text:p>\copy (SELECT * FROM outputs.</text:p>
          </table:table-cell>
          <table:table-cell office:value-type="string" calcext:value-type="string">
            <text:p>viirs_amazon_fires_by_country</text:p>
          </table:table-cell>
          <table:table-cell table:formula="of:=[.C9]" office:value-type="string" office:string-value=") to 'results/" calcext:value-type="string">
            <text:p>) to 'results/</text:p>
          </table:table-cell>
          <table:table-cell office:value-type="string" calcext:value-type="string">
            <text:p>viirs_amazon_fires_by_country</text:p>
          </table:table-cell>
          <table:table-cell table:formula="of:=[.E9]" office:value-type="string" office:string-value=".csv' with csv header" calcext:value-type="string">
            <text:p>.csv' with csv header</text:p>
          </table:table-cell>
          <table:table-cell table:formula="of:=[.A10]&amp;[.B10]&amp;[.C10]&amp;[.D10]&amp;[.E10]" office:value-type="string" office:string-value="\copy (SELECT * FROM outputs.viirs_amazon_fires_by_country) to 'results/viirs_amazon_fires_by_country.csv' with csv header" calcext:value-type="string">
            <text:p>\copy (SELECT * FROM outputs.viirs_amazon_fires_by_country) to 'results/viirs_amazon_fires_by_country.csv' with csv header</text:p>
          </table:table-cell>
        </table:table-row>
        <table:table-row table:style-name="ro1">
          <table:table-cell table:formula="of:=[.A10]" office:value-type="string" office:string-value="\copy (SELECT * FROM outputs." calcext:value-type="string">
            <text:p>\copy (SELECT * FROM outputs.</text:p>
          </table:table-cell>
          <table:table-cell office:value-type="string" calcext:value-type="string">
            <text:p>viirs_amazon_fires_by_country_until_aug_27</text:p>
          </table:table-cell>
          <table:table-cell table:formula="of:=[.C10]" office:value-type="string" office:string-value=") to 'results/" calcext:value-type="string">
            <text:p>) to 'results/</text:p>
          </table:table-cell>
          <table:table-cell office:value-type="string" calcext:value-type="string">
            <text:p>viirs_amazon_fires_by_country_until_aug_27</text:p>
          </table:table-cell>
          <table:table-cell table:formula="of:=[.E10]" office:value-type="string" office:string-value=".csv' with csv header" calcext:value-type="string">
            <text:p>.csv' with csv header</text:p>
          </table:table-cell>
          <table:table-cell table:formula="of:=[.A11]&amp;[.B11]&amp;[.C11]&amp;[.D11]&amp;[.E11]" office:value-type="string" office:string-value="\copy (SELECT * FROM outputs.viirs_amazon_fires_by_country_until_aug_27) to 'results/viirs_amazon_fires_by_country_until_aug_27.csv' with csv header" calcext:value-type="string">
            <text:p>\copy (SELECT * FROM outputs.viirs_amazon_fires_by_country_until_aug_27) to 'results/viirs_amazon_fires_by_country_until_aug_27.csv' with csv header</text:p>
          </table:table-cell>
        </table:table-row>
        <table:table-row table:style-name="ro1">
          <table:table-cell table:formula="of:=[.A11]" office:value-type="string" office:string-value="\copy (SELECT * FROM outputs." calcext:value-type="string">
            <text:p>\copy (SELECT * FROM outputs.</text:p>
          </table:table-cell>
          <table:table-cell office:value-type="string" calcext:value-type="string">
            <text:p>viirs_amazon_fires_by_municipality_until_aug_27</text:p>
          </table:table-cell>
          <table:table-cell table:formula="of:=[.C11]" office:value-type="string" office:string-value=") to 'results/" calcext:value-type="string">
            <text:p>) to 'results/</text:p>
          </table:table-cell>
          <table:table-cell office:value-type="string" calcext:value-type="string">
            <text:p>viirs_amazon_fires_by_municipality_until_aug_27</text:p>
          </table:table-cell>
          <table:table-cell table:formula="of:=[.E11]" office:value-type="string" office:string-value=".csv' with csv header" calcext:value-type="string">
            <text:p>.csv' with csv header</text:p>
          </table:table-cell>
          <table:table-cell table:formula="of:=[.A12]&amp;[.B12]&amp;[.C12]&amp;[.D12]&amp;[.E12]" office:value-type="string" office:string-value="\copy (SELECT * FROM outputs.viirs_amazon_fires_by_municipality_until_aug_27) to 'results/viirs_amazon_fires_by_municipality_until_aug_27.csv' with csv header" calcext:value-type="string">
            <text:p>\copy (SELECT * FROM outputs.viirs_amazon_fires_by_municipality_until_aug_27) to 'results/viirs_amazon_fires_by_municipality_until_aug_27.csv' with csv header</text:p>
          </table:table-cell>
        </table:table-row>
        <table:table-row table:style-name="ro1">
          <table:table-cell table:formula="of:=[.A12]" office:value-type="string" office:string-value="\copy (SELECT * FROM outputs." calcext:value-type="string">
            <text:p>\copy (SELECT * FROM outputs.</text:p>
          </table:table-cell>
          <table:table-cell office:value-type="string" calcext:value-type="string">
            <text:p>viirs_amazon_fires_by_state_until_aug_27</text:p>
          </table:table-cell>
          <table:table-cell table:formula="of:=[.C12]" office:value-type="string" office:string-value=") to 'results/" calcext:value-type="string">
            <text:p>) to 'results/</text:p>
          </table:table-cell>
          <table:table-cell office:value-type="string" calcext:value-type="string">
            <text:p>viirs_amazon_fires_by_state_until_aug_27</text:p>
          </table:table-cell>
          <table:table-cell table:formula="of:=[.E12]" office:value-type="string" office:string-value=".csv' with csv header" calcext:value-type="string">
            <text:p>.csv' with csv header</text:p>
          </table:table-cell>
          <table:table-cell table:formula="of:=[.A13]&amp;[.B13]&amp;[.C13]&amp;[.D13]&amp;[.E13]" office:value-type="string" office:string-value="\copy (SELECT * FROM outputs.viirs_amazon_fires_by_state_until_aug_27) to 'results/viirs_amazon_fires_by_state_until_aug_27.csv' with csv header" calcext:value-type="string">
            <text:p>\copy (SELECT * FROM outputs.viirs_amazon_fires_by_state_until_aug_27) to 'results/viirs_amazon_fires_by_state_until_aug_27.csv' with csv head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0">00/00/0000</text:date>, <text:time style:data-style-name="N2" text:time-value="06:28:15.0132921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09:35:27.177627019</meta:creation-date>
    <dc:date>2019-08-30T06:30:33.368473938</dc:date>
    <meta:editing-duration>PT9M20S</meta:editing-duration>
    <meta:editing-cycles>3</meta:editing-cycles>
    <meta:generator>LibreOffice/6.0.7.3$Linux_X86_64 LibreOffice_project/00m0$Build-3</meta:generator>
    <meta:document-statistic meta:table-count="1" meta:cell-count="66" meta:object-count="0"/>
  </office:meta>
</office:document-meta>
</file>